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Ubuntu" svg:font-family="Ubuntu" style:font-pitch="variable"/>
    <style:font-face style:name="times new roman" svg:font-family="'times new roman'" style:font-family-generic="roman"/>
  </office:font-face-decls>
  <office:automatic-styles>
    <style:style style:name="P1" style:family="paragraph" style:parent-style-name="List_20_Paragraph">
      <style:text-properties style:font-name="Liberation Serif" fo:font-size="14pt" style:font-size-asian="14pt" style:font-size-complex="14pt"/>
    </style:style>
    <style:style style:name="P2" style:family="paragraph" style:parent-style-name="List_20_Paragraph" style:list-style-name="WWNum1">
      <style:text-properties style:font-name="Liberation Serif"/>
    </style:style>
    <style:style style:name="P3" style:family="paragraph" style:parent-style-name="List_20_Paragraph" style:list-style-name="WWNum1">
      <style:text-properties style:font-name="Liberation Serif" fo:font-size="14pt" style:font-size-asian="14pt" style:font-size-complex="14pt"/>
    </style:style>
    <style:style style:name="P4" style:family="paragraph" style:parent-style-name="List_20_Paragraph">
      <style:text-properties style:font-name="Liberation Serif" fo:font-size="14pt" style:font-size-asian="14pt" style:font-size-complex="14pt"/>
    </style:style>
    <style:style style:name="P5" style:family="paragraph" style:parent-style-name="List_20_Paragraph">
      <style:text-properties style:font-name="Liberation Serif"/>
    </style:style>
    <style:style style:name="P6" style:family="paragraph" style:parent-style-name="Standard">
      <style:paragraph-properties fo:text-align="center" style:justify-single-word="false"/>
      <style:text-properties style:font-name="Liberation Serif" fo:font-size="14pt" style:font-size-asian="14pt" style:font-size-complex="14pt"/>
    </style:style>
    <style:style style:name="T1"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AT ONE</text:p>
      <text:list text:style-name="WWNum1">
        <text:list-item>
          <text:p text:style-name="P3">The magical experience of browsing the internet often lulls users into a false sense of security because of do you think anonymity, where neither personal identities nor consequences for behavior exists. Discuss the ethical and moral issues raised by anonymity. </text:p>
        </text:list-item>
      </text:list>
      <text:p text:style-name="P1"/>
      <text:p text:style-name="P1">Anonymity on the internet creates a false sense of security, leading users to believe that personal identities and consequences for behavior do not exist. This sense of freedom and detachment from real-world repercussions can lead to ethical and moral issues.</text:p>
      <text:p text:style-name="P1"/>
      <text:p text:style-name="P1">One major concern is the potential for abuse and misconduct, as individuals may feel emboldened to engage in harmful behavior without accountability. Anonymity fosters a culture of impunity, where cyberbullying, harassment, spreading false information, and engaging in illegal activities thrive.</text:p>
      <text:p text:style-name="P1"/>
      <text:p text:style-name="P1">Trust and integrity in online interactions are undermined, as users cannot verify the identities of others, leading to skepticism and paranoia. This lack of transparency can hinder meaningful communication and collaboration in online communities.</text:p>
      <text:p text:style-name="P1"/>
      <text:p text:style-name="P1">Responsibility and accountability become challenging when individuals can hide behind anonymity, making it difficult to enforce rules and regulations. This poses challenges in enforcing rules and regulations, both within online platforms and in the legal system.</text:p>
      <text:p text:style-name="P1"/>
      <text:p text:style-name="P1">Anonymity raises questions about honesty and integrity, as individuals may act in ways that contradict their values and beliefs when their identities are concealed. The disconnect between online and offline identities blurs the lines between right and wrong, leading to moral ambiguity and ethical dilemmas.</text:p>
      <text:p text:style-name="P1"/>
      <text:p text:style-name="P1">It is essential for users to navigate the complexities of anonymity with awareness and mindfulness, striving to uphold ethical standards and promote respect and accountability online. Only then can we harness the full potential of the internet as a tool for positive change and meaningful connection.</text:p>
      <text:p text:style-name="P1"><text:soft-page-break/></text:p>
      <text:p text:style-name="P1"/>
      <text:p text:style-name="P1"/>
      <text:list text:continue-numbering="true" text:style-name="WWNum1">
        <text:list-item>
          <text:p text:style-name="P3">Do you think that it is ethically defensible for ISPs and government agencies to keep records of all internet activities undertaken by individuals? Give reasons for your answers.</text:p>
        </text:list-item>
      </text:list>
      <text:p text:style-name="P1"/>
      <text:p text:style-name="P1"/>
      <text:p text:style-name="P1">Recording Internet activities:</text:p>
      <text:p text:style-name="P1"/>
      <text:p text:style-name="P1">It raises concerns about privacy and personal freedoms.</text:p>
      <text:p text:style-name="P1">Governments and ISPs argue that it is necessary for national security and law enforcement purposes.</text:p>
      <text:p text:style-name="P1">Privacy and personal freedoms:</text:p>
      <text:p text:style-name="P1"/>
      <text:p text:style-name="P1">Keeping records of all internet activities undermines individuals' right to privacy and freedom of expression.</text:p>
      <text:p text:style-name="P1">It creates a surveillance state where individuals feel constantly monitored and constrained in their online behavior.</text:p>
      <text:p text:style-name="P1">National security and law enforcement:</text:p>
      <text:p text:style-name="P1"/>
      <text:p text:style-name="P1">Governments and ISPs argue that maintaining records of internet activities is essential for detecting and preventing terrorist activities, cybercrimes, and other threats to national security.</text:p>
      <text:p text:style-name="P1">Law enforcement agencies rely on this data to investigate and prosecute criminal activities conducted online.</text:p>
      <text:p text:style-name="P1">Potential for abuse:</text:p>
      <text:p text:style-name="P1"/>
      <text:p text:style-name="P1">The vast amount of data collected raises concerns about misuse and abuse by governments and other entities.</text:p>
      <text:p text:style-name="P1">Without proper oversight and safeguards, there is a risk that individuals' private information could be exploited or used for nefarious purposes.</text:p>
      <text:p text:style-name="P1">Balance between security and privacy:</text:p>
      <text:p text:style-name="P1"/>
      <text:p text:style-name="P1">There is a delicate balance between security concerns and individual privacy rights.</text:p>
      <text:p text:style-name="P1"><text:soft-page-break/>While it is important to protect national security, it should not come at the expense of sacrificing fundamental human rights and freedoms.</text:p>
      <text:p text:style-name="P1">Transparency and accountability:</text:p>
      <text:p text:style-name="P1"/>
      <text:p text:style-name="P1">Governments and ISPs should be transparent about the collection and use of internet activity data.</text:p>
      <text:p text:style-name="P1">There should be robust mechanisms in place to ensure accountability and prevent misuse of this data.</text:p>
      <text:p text:style-name="P1">Ethical considerations:</text:p>
      <text:p text:style-name="P1"/>
      <text:p text:style-name="P1">It is ethically questionable to prioritize national security interests over individual privacy rights without adequate justification and safeguards in place.</text:p>
      <text:p text:style-name="P1">Any measures taken should be proportionate, necessary, and respectful of human rights principles.</text:p>
      <text:p text:style-name="P1"/>
      <text:p text:style-name="P1"/>
      <text:list text:continue-numbering="true" text:style-name="WWNum1">
        <text:list-item>
          <text:p text:style-name="P3">Using relevant examples describe two ethical theories. </text:p>
        </text:list-item>
      </text:list>
      <text:p text:style-name="P1"/>
      <text:p text:style-name="P1"/>
      <text:p text:style-name="P1">Utilitarianism:</text:p>
      <text:p text:style-name="P1">Utilitarianism is a consequentialist ethical theory that judges the morality of an action based on its consequences. According to utilitarianism, the right action is the one that produces the greatest overall happiness or utility for the greatest number of people.</text:p>
      <text:p text:style-name="P1"/>
      <text:p text:style-name="P1">Example:</text:p>
      <text:p text:style-name="P1">Imagine a scenario where a pharmaceutical company has developed a life-saving drug to treat a rare disease. However, the cost of the drug is prohibitively expensive, making it inaccessible to many patients who need it. From a utilitarian perspective, the ethical decision would be to lower the price of the drug, thus increasing access to treatment and maximizing overall happiness. Even though the company might experience a decrease in profits, the greater good achieved by saving more lives outweighs the individual interests of the company.</text:p>
      <text:p text:style-name="P1"/>
      <text:p text:style-name="P1">Deontology:</text:p>
      <text:p text:style-name="P1"><text:soft-page-break/>Deontology is a non-consequentialist ethical theory that focuses on the inherent rightness or wrongness of actions themselves, rather than their consequences. According to deontology, certain actions are inherently moral or immoral, regardless of the outcomes they produce.</text:p>
      <text:p text:style-name="P1"/>
      <text:p text:style-name="P1">Example:</text:p>
      <text:p text:style-name="P1">Consider a scenario where a group of people is hiding in your house, and a person knocks on your door asking if you know their whereabouts. According to deontological ethics, it would be morally wrong to lie to the person at the door, even if telling the truth leads to negative consequences for the people hiding. Deontologists believe in absolute moral rules, such as the duty to tell the truth, and argue that violating these rules undermines moral integrity, regardless of the circumstances.</text:p>
      <text:p text:style-name="P1"/>
      <text:p text:style-name="P1"/>
      <text:p text:style-name="P1"/>
      <text:p text:style-name="P1"/>
      <text:list text:continue-numbering="true" text:style-name="WWNum1">
        <text:list-item>
          <text:p text:style-name="P2"><text:span text:style-name="T1">Explain the difference between legal and ethical policies in an organization when working with information s</text:span><text:bookmark text:name="_GoBack"/><text:span text:style-name="T1">ystems.</text:span></text:p>
        </text:list-item>
      </text:list>
      <text:p text:style-name="P5"><text:span text:style-name="T1"/></text:p>
      <text:p text:style-name="P5"><text:span text:style-name="T1"/></text:p>
      <text:p text:style-name="P5"><text:span text:style-name="T1"/></text:p>
      <text:p text:style-name="P5"><text:span text:style-name="T1"/></text:p>
      <text:p text:style-name="P5"><text:span text:style-name="T1">Basis:</text:span></text:p>
      <text:p text:style-name="P5"><text:span text:style-name="T1"/></text:p>
      <text:p text:style-name="P5"><text:span text:style-name="T1">Legal Policies: Legal policies are based on laws and regulations established by government authorities. These laws define the rights, responsibilities, and obligations of individuals and organizations regarding information systems and data management. Legal policies are enforceable by law, and non-compliance can result in legal consequences such as fines, penalties, or legal action.</text:span></text:p>
      <text:p text:style-name="P5"><text:span text:style-name="T1">Ethical Policies: Ethical policies, on the other hand, are based on ethical principles, values, and norms that guide behavior and decision-making within an organization. These principles may include honesty, integrity, fairness, and respect for privacy and confidentiality. While ethical policies are not necessarily enforceable by law, they reflect the moral obligations and values upheld by the organization and its members.</text:span></text:p>
      <text:p text:style-name="P5"><text:span text:style-name="T1">Scope:</text:span></text:p>
      <text:p text:style-name="P5"><text:soft-page-break/><text:span text:style-name="T1"/></text:p>
      <text:p text:style-name="P5"><text:span text:style-name="T1">Legal Policies: Legal policies have a specific scope defined by laws and regulations governing information systems, data protection, intellectual property rights, cybersecurity, and other relevant areas. These laws vary by jurisdiction and may include statutes such as the General Data Protection Regulation (GDPR), Health Insurance Portability and Accountability Act (HIPAA), or the Computer Fraud and Abuse Act (CFAA).</text:span></text:p>
      <text:p text:style-name="P5"><text:span text:style-name="T1">Ethical Policies: Ethical policies have a broader scope that encompasses not only legal requirements but also ethical considerations and organizational values. Ethical policies may address issues such as employee conduct, conflicts of interest, corporate social responsibility, and the ethical use of technology. These policies aim to promote ethical behavior and uphold the organization's reputation and integrity.</text:span></text:p>
      <text:p text:style-name="P5"><text:span text:style-name="T1">Enforcement:</text:span></text:p>
      <text:p text:style-name="P5"><text:span text:style-name="T1"/></text:p>
      <text:p text:style-name="P5"><text:span text:style-name="T1">Legal Policies: Legal policies are enforced through the legal system, with regulatory authorities responsible for monitoring compliance and enforcing penalties for violations. Organizations must adhere to legal requirements to avoid legal liabilities and ensure compliance with applicable laws.</text:span></text:p>
      <text:p text:style-name="P5"><text:span text:style-name="T1">Ethical Policies: Ethical policies are typically enforced through internal mechanisms, such as codes of conduct, ethics committees, and disciplinary procedures. While violations of ethical policies may not result in legal consequences, they can damage the organization's reputation, erode trust, and undermine employee morale. Therefore, organizations often prioritize ethical behavior through education, training, and promoting a culture of integr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Ubuntu" svg:font-family="Ubuntu"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C</meta:initial-creator>
    <meta:editing-cycles>3</meta:editing-cycles>
    <meta:creation-date>2024-02-28T02:46:00</meta:creation-date>
    <dc:date>2024-03-06T18:02:33.499388939</dc:date>
    <meta:editing-duration>PT35M6S</meta:editing-duration>
    <meta:generator>LibreOffice/7.6.4.1$Linux_X86_64 LibreOffice_project/60$Build-1</meta:generator>
    <meta:document-statistic meta:table-count="0" meta:image-count="0" meta:object-count="0" meta:page-count="5" meta:paragraph-count="49" meta:word-count="1167" meta:character-count="8146" meta:non-whitespace-character-count="7030"/>
    <meta:user-defined meta:name="AppVersion">16.0000</meta:user-defined>
    <meta:template xlink:type="simple" xlink:actuate="onRequest" xlink:title="Normal" xlink:href=""/>
  </office:meta>
</office:document-meta>
</file>